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42000001AB037FAC2B.png" manifest:media-type="image/png"/>
  <manifest:file-entry manifest:full-path="Pictures/10000001000001CF00000205B7E591AF.png" manifest:media-type="image/png"/>
  <manifest:file-entry manifest:full-path="Pictures/10000001000001CF00000205CD8E22B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bcf4" officeooo:paragraph-rsid="0011bcf4"/>
    </style:style>
    <style:style style:name="P2" style:family="paragraph" style:parent-style-name="Standard">
      <style:paragraph-properties fo:break-before="page"/>
      <style:text-properties officeooo:rsid="0011bcf4" officeooo:paragraph-rsid="0011bcf4"/>
    </style:style>
    <style:style style:name="P3" style:family="paragraph" style:parent-style-name="Standard">
      <style:paragraph-properties fo:break-before="page"/>
      <style:text-properties officeooo:rsid="00140a7f" officeooo:paragraph-rsid="00140a7f"/>
    </style:style>
    <style:style style:name="P4" style:family="paragraph" style:parent-style-name="Standard">
      <style:text-properties officeooo:rsid="00140a7f" officeooo:paragraph-rsid="00140a7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compute predict set</text:p>
      <text:p text:style-name="P1"/>
      <text:p text:style-name="P1"/>
      <text:p text:style-name="P1"><draw:frame draw:style-name="fr2" draw:name="Image2" text:anchor-type="char" svg:width="4.8228in" svg:height="5.3854in" draw:z-index="1"><draw:image xlink:href="Pictures/10000001000001CF00000205CD8E22B7.png" xlink:type="simple" xlink:show="embed" xlink:actuate="onLoad" draw:mime-type="image/png"/></draw:frame></text:p>
      <text:p text:style-name="P2"><draw:frame draw:style-name="fr2" draw:name="Image3" text:anchor-type="char" svg:width="4.8228in" svg:height="5.3854in" draw:z-index="0"><draw:image xlink:href="Pictures/10000001000001CF00000205B7E591AF.png" xlink:type="simple" xlink:show="embed" xlink:actuate="onLoad" draw:mime-type="image/png"/></draw:frame>predict set</text:p>
      <text:p text:style-name="P3">ll1</text:p>
      <text:p text:style-name="P4"><draw:frame draw:style-name="fr1" draw:name="Image1" text:anchor-type="char" svg:width="6.6929in" svg:height="2.1228in" draw:z-index="2"><draw:image xlink:href="Pictures/1000000100000542000001AB037FAC2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8T11:51:28.829366911</meta:creation-date>
    <dc:date>2025-02-18T12:30:56.566929253</dc:date>
    <meta:editing-duration>PT29M14S</meta:editing-duration>
    <meta:editing-cycles>2</meta:editing-cycles>
    <meta:generator>LibreOffice/24.2.7.2$Linux_X86_64 LibreOffice_project/420$Build-2</meta:generator>
    <meta:document-statistic meta:table-count="0" meta:image-count="3" meta:object-count="0" meta:page-count="3" meta:paragraph-count="3" meta:word-count="7" meta:character-count="36" meta:non-whitespace-character-count="32"/>
  </office:meta>
</office:document-meta>
</file>